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" svg:font-family="TimesNewRoman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6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432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799in"/>
    </style:style>
    <style:style style:name="co6" style:family="table-column">
      <style:table-column-properties fo:break-before="auto" style:column-width="1.0264in"/>
    </style:style>
    <style:style style:name="co7" style:family="table-column">
      <style:table-column-properties fo:break-before="auto" style:column-width="0.961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161in"/>
    </style:style>
    <style:style style:name="co10" style:family="table-column">
      <style:table-column-properties fo:break-before="auto" style:column-width="1.0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>
      <style:text-properties style:font-name="TimesNewRoman" fo:font-size="12pt" fo:language="en" fo:country="US" style:font-name-asian="TimesNewRoman" style:font-size-asian="12pt" style:language-asian="en" style:country-asian="US" style:font-name-complex="TimesNewRoman" style:font-size-complex="6.80000019073486pt" style:language-complex="en" style:country-complex="US"/>
    </style:style>
    <style:style style:name="ce3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" table:default-cell-style-name="Default"/>
        <table:table-row table:style-name="ro1">
          <table:table-cell office:value-type="string">
            <text:p>Voltage in mV</text:p>
          </table:table-cell>
          <table:table-cell office:value-type="string">
            <text:p>Plate Number</text:p>
          </table:table-cell>
          <table:table-cell office:value-type="string">
            <text:p>Counts in 90s</text:p>
          </table:table-cell>
          <table:table-cell office:value-type="string">
            <text:p>Counts per s</text:p>
          </table:table-cell>
          <table:table-cell office:value-type="string">
            <text:p>Voltage in mV</text:p>
          </table:table-cell>
          <table:table-cell office:value-type="string">
            <text:p>Plate Number</text:p>
          </table:table-cell>
          <table:table-cell office:value-type="string">
            <text:p>Counts in 90s</text:p>
          </table:table-cell>
          <table:table-cell office:value-type="string">
            <text:p>Counts per s</text:p>
          </table:table-cell>
          <table:table-cell office:value-type="string">
            <text:p>Voltage in mV</text:p>
          </table:table-cell>
          <table:table-cell office:value-type="string">
            <text:p>Plate Number</text:p>
          </table:table-cell>
          <table:table-cell office:value-type="string">
            <text:p>Counts in 90s</text:p>
          </table:table-cell>
          <table:table-cell office:value-type="string">
            <text:p>Counts per s</text:p>
          </table:table-cell>
          <table:table-cell/>
          <table:table-cell office:value-type="string">
            <text:p>Treshold</text:p>
          </table:table-cell>
          <table:table-cell table:number-columns-repeated="9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2]/180" office:value-type="float" office:value="0.0611111111111111">
            <text:p>0.0611111111</text:p>
          </table:table-cell>
          <table:table-cell office:value-type="float" office:value="1397">
            <text:p>1397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formula="of:=[.G2]/180" office:value-type="float" office:value="0.288888888888889">
            <text:p>0.2888888889</text:p>
          </table:table-cell>
          <table:table-cell office:value-type="float" office:value="1397">
            <text:p>1397</text:p>
          </table:table-cell>
          <table:table-cell office:value-type="float" office:value="3">
            <text:p>3</text:p>
          </table:table-cell>
          <table:table-cell office:value-type="float" office:value="801">
            <text:p>801</text:p>
          </table:table-cell>
          <table:table-cell table:formula="of:=[.K2]/180" office:value-type="float" office:value="4.45">
            <text:p>4.45</text:p>
          </table:table-cell>
          <table:table-cell/>
          <table:table-cell office:value-type="float" office:value="0.4">
            <text:p>0.4</text:p>
          </table:table-cell>
          <table:table-cell table:number-columns-repeated="9"/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formula="of:=[.C3]/180" office:value-type="float" office:value="1.03333333333333">
            <text:p>1.0333333333</text:p>
          </table:table-cell>
          <table:table-cell office:value-type="float" office:value="1495">
            <text:p>149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formula="of:=[.G3]/180" office:value-type="float" office:value="0.3">
            <text:p>0.3</text:p>
          </table:table-cell>
          <table:table-cell office:value-type="float" office:value="1495">
            <text:p>1495</text:p>
          </table:table-cell>
          <table:table-cell office:value-type="float" office:value="3">
            <text:p>3</text:p>
          </table:table-cell>
          <table:table-cell office:value-type="float" office:value="2639">
            <text:p>2639</text:p>
          </table:table-cell>
          <table:table-cell table:formula="of:=[.K3]/180" office:value-type="float" office:value="14.6611111111111">
            <text:p>14.6611111111</text:p>
          </table:table-cell>
          <table:table-cell table:style-name="ce2" office:value-type="string">
            <text:p>Centelleador 1</text:p>
          </table:table-cell>
          <table:table-cell table:number-columns-repeated="10"/>
        </table:table-row>
        <table:table-row table:style-name="ro2"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table:formula="of:=[.C4]/180" office:value-type="float" office:value="2.23888888888889">
            <text:p>2.2388888889</text:p>
          </table:table-cell>
          <table:table-cell office:value-type="float" office:value="1546">
            <text:p>1546</text:p>
          </table:table-cell>
          <table:table-cell office:value-type="float" office:value="2">
            <text:p>2</text:p>
          </table:table-cell>
          <table:table-cell office:value-type="float" office:value="1270">
            <text:p>1270</text:p>
          </table:table-cell>
          <table:table-cell table:formula="of:=[.G4]/180" office:value-type="float" office:value="7.05555555555556">
            <text:p>7.0555555556</text:p>
          </table:table-cell>
          <table:table-cell office:value-type="float" office:value="1546">
            <text:p>1546</text:p>
          </table:table-cell>
          <table:table-cell office:value-type="float" office:value="3">
            <text:p>3</text:p>
          </table:table-cell>
          <table:table-cell office:value-type="float" office:value="3628">
            <text:p>3628</text:p>
          </table:table-cell>
          <table:table-cell table:formula="of:=[.K4]/180" office:value-type="float" office:value="20.1555555555556">
            <text:p>20.1555555556</text:p>
          </table:table-cell>
          <table:table-cell table:style-name="ce2" office:value-type="string">
            <text:p>Centelleador 2</text:p>
          </table:table-cell>
          <table:table-cell table:number-columns-repeated="10"/>
        </table:table-row>
        <table:table-row table:style-name="ro2">
          <table:table-cell office:value-type="float" office:value="1595">
            <text:p>1595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table:formula="of:=[.C5]/180" office:value-type="float" office:value="4.55555555555556">
            <text:p>4.5555555556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office:value-type="float" office:value="2664">
            <text:p>2664</text:p>
          </table:table-cell>
          <table:table-cell table:formula="of:=[.G5]/180" office:value-type="float" office:value="14.8">
            <text:p>14.8</text:p>
          </table:table-cell>
          <table:table-cell office:value-type="float" office:value="1595">
            <text:p>1595</text:p>
          </table:table-cell>
          <table:table-cell office:value-type="float" office:value="3">
            <text:p>3</text:p>
          </table:table-cell>
          <table:table-cell office:value-type="float" office:value="4173">
            <text:p>4173</text:p>
          </table:table-cell>
          <table:table-cell table:formula="of:=[.K5]/180" office:value-type="float" office:value="23.1833333333333">
            <text:p>23.1833333333</text:p>
          </table:table-cell>
          <table:table-cell table:style-name="ce2" office:value-type="string">
            <text:p>Centelleador 3</text:p>
          </table:table-cell>
          <table:table-cell table:number-columns-repeated="10"/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1">
            <text:p>1</text:p>
          </table:table-cell>
          <table:table-cell office:value-type="float" office:value="1373">
            <text:p>1373</text:p>
          </table:table-cell>
          <table:table-cell table:formula="of:=[.C6]/180" office:value-type="float" office:value="7.62777777777778">
            <text:p>7.6277777778</text:p>
          </table:table-cell>
          <table:table-cell office:value-type="float" office:value="1646">
            <text:p>1646</text:p>
          </table:table-cell>
          <table:table-cell office:value-type="float" office:value="2">
            <text:p>2</text:p>
          </table:table-cell>
          <table:table-cell office:value-type="float" office:value="3907">
            <text:p>3907</text:p>
          </table:table-cell>
          <table:table-cell table:formula="of:=[.G6]/180" office:value-type="float" office:value="21.7055555555556">
            <text:p>21.7055555556</text:p>
          </table:table-cell>
          <table:table-cell office:value-type="float" office:value="1646">
            <text:p>1646</text:p>
          </table:table-cell>
          <table:table-cell office:value-type="float" office:value="3">
            <text:p>3</text:p>
          </table:table-cell>
          <table:table-cell office:value-type="float" office:value="4608">
            <text:p>4608</text:p>
          </table:table-cell>
          <table:table-cell table:formula="of:=[.K6]/180" office:value-type="float" office:value="25.6">
            <text:p>25.6</text:p>
          </table:table-cell>
          <table:table-cell table:number-columns-repeated="11"/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">
            <text:p>1</text:p>
          </table:table-cell>
          <table:table-cell office:value-type="float" office:value="2335">
            <text:p>2335</text:p>
          </table:table-cell>
          <table:table-cell table:formula="of:=[.C7]/180" office:value-type="float" office:value="12.9722222222222">
            <text:p>12.9722222222</text:p>
          </table:table-cell>
          <table:table-cell office:value-type="float" office:value="1695">
            <text:p>1695</text:p>
          </table:table-cell>
          <table:table-cell office:value-type="float" office:value="2">
            <text:p>2</text:p>
          </table:table-cell>
          <table:table-cell office:value-type="float" office:value="4453">
            <text:p>4453</text:p>
          </table:table-cell>
          <table:table-cell table:formula="of:=[.G7]/180" office:value-type="float" office:value="24.7388888888889">
            <text:p>24.7388888889</text:p>
          </table:table-cell>
          <table:table-cell office:value-type="float" office:value="1695">
            <text:p>1695</text:p>
          </table:table-cell>
          <table:table-cell office:value-type="float" office:value="3">
            <text:p>3</text:p>
          </table:table-cell>
          <table:table-cell office:value-type="float" office:value="4704">
            <text:p>4704</text:p>
          </table:table-cell>
          <table:table-cell table:formula="of:=[.K7]/180" office:value-type="float" office:value="26.1333333333333">
            <text:p>26.1333333333</text:p>
          </table:table-cell>
          <table:table-cell table:number-columns-repeated="11"/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office:value-type="float" office:value="5093">
            <text:p>5093</text:p>
          </table:table-cell>
          <table:table-cell table:formula="of:=[.C8]/180" office:value-type="float" office:value="28.2944444444444">
            <text:p>28.2944444444</text:p>
          </table:table-cell>
          <table:table-cell office:value-type="float" office:value="1799">
            <text:p>1799</text:p>
          </table:table-cell>
          <table:table-cell office:value-type="float" office:value="2">
            <text:p>2</text:p>
          </table:table-cell>
          <table:table-cell office:value-type="float" office:value="5033">
            <text:p>5033</text:p>
          </table:table-cell>
          <table:table-cell table:formula="of:=[.G8]/180" office:value-type="float" office:value="27.9611111111111">
            <text:p>27.9611111111</text:p>
          </table:table-cell>
          <table:table-cell office:value-type="float" office:value="1799">
            <text:p>1799</text:p>
          </table:table-cell>
          <table:table-cell office:value-type="float" office:value="3">
            <text:p>3</text:p>
          </table:table-cell>
          <table:table-cell office:value-type="float" office:value="4953">
            <text:p>4953</text:p>
          </table:table-cell>
          <table:table-cell table:formula="of:=[.K8]/180" office:value-type="float" office:value="27.5166666666667">
            <text:p>27.5166666667</text:p>
          </table:table-cell>
          <table:table-cell table:number-columns-repeated="11"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1">
            <text:p>1</text:p>
          </table:table-cell>
          <table:table-cell office:value-type="float" office:value="7386">
            <text:p>7386</text:p>
          </table:table-cell>
          <table:table-cell table:formula="of:=[.C9]/180" office:value-type="float" office:value="41.0333333333333">
            <text:p>41.0333333333</text:p>
          </table:table-cell>
          <table:table-cell office:value-type="float" office:value="1896">
            <text:p>1896</text:p>
          </table:table-cell>
          <table:table-cell office:value-type="float" office:value="2">
            <text:p>2</text:p>
          </table:table-cell>
          <table:table-cell office:value-type="float" office:value="5333">
            <text:p>5333</text:p>
          </table:table-cell>
          <table:table-cell table:formula="of:=[.G9]/180" office:value-type="float" office:value="29.6277777777778">
            <text:p>29.6277777778</text:p>
          </table:table-cell>
          <table:table-cell office:value-type="float" office:value="1896">
            <text:p>1896</text:p>
          </table:table-cell>
          <table:table-cell office:value-type="float" office:value="3">
            <text:p>3</text:p>
          </table:table-cell>
          <table:table-cell office:value-type="float" office:value="5365">
            <text:p>5365</text:p>
          </table:table-cell>
          <table:table-cell table:formula="of:=[.K9]/180" office:value-type="float" office:value="29.8055555555556">
            <text:p>29.8055555556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>
            <draw:frame table:end-cell-address="Sheet1.K32" table:end-x="0.1894in" table:end-y="0.1768in" draw:z-index="0" draw:style-name="gr1" draw:text-style-name="P1" svg:width="9.7268in" svg:height="3.7756in" svg:x="0.0232in" svg:y="0.135in">
              <draw:object draw:notify-on-update-of-ranges="Sheet1.A2:Sheet1.A9 Sheet1.M3:Sheet1.M3 Sheet1.D2:Sheet1.D9 Sheet1.M4:Sheet1.M4 Sheet1.H2:Sheet1.H9 Sheet1.M5:Sheet1.M5 Sheet1.L2:Sheet1.L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21">
          <table:table-cell table:number-columns-repeated="23"/>
        </table:table-row>
        <table:table-row table:style-name="ro1">
          <table:table-cell table:number-columns-repeated="21"/>
          <table:table-cell office:value-type="string">
            <text:p>angle</text:p>
          </table:table-cell>
          <table:table-cell/>
        </table:table-row>
        <table:table-row table:style-name="ro1">
          <table:table-cell office:value-type="string">
            <text:p>Fixed Voltage</text:p>
          </table:table-cell>
          <table:table-cell office:value-type="string">
            <text:p>1650 mV</text:p>
          </table:table-cell>
          <table:table-cell/>
          <table:table-cell office:value-type="string">
            <text:p>Treshold</text:p>
          </table:table-cell>
          <table:table-cell office:value-type="string">
            <text:p>0.4 V</text:p>
          </table:table-cell>
          <table:table-cell table:number-columns-repeated="8"/>
          <table:table-cell office:value-type="string">
            <text:p>Vergleich harte Strahlung</text:p>
          </table:table-cell>
          <table:table-cell table:number-columns-repeated="7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gle [°]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asurment time [s]</text:p>
          </table:table-cell>
          <table:table-cell office:value-type="float" office:value="600">
            <text:p>600</text:p>
          </table:table-cell>
          <table:table-cell office:value-type="float" office:value="1800">
            <text:p>1800</text:p>
          </table:table-cell>
          <table:table-cell table:number-columns-repeated="4" office:value-type="float" office:value="900">
            <text:p>900</text:p>
          </table:table-cell>
          <table:table-cell office:value-type="float" office:value="600">
            <text:p>600</text:p>
          </table:table-cell>
          <table:table-cell office:value-type="float" office:value="88200">
            <text:p>88200</text:p>
          </table:table-cell>
          <table:table-cell office:value-type="float" office:value="71100">
            <text:p>71100</text:p>
          </table:table-cell>
          <table:table-cell office:value-type="float" office:value="146940">
            <text:p>146940</text:p>
          </table:table-cell>
          <table:table-cell office:value-type="float" office:value="286800">
            <text:p>286800</text:p>
          </table:table-cell>
          <table:table-cell office:value-type="float" office:value="275400">
            <text:p>275400</text:p>
          </table:table-cell>
          <table:table-cell office:value-type="float" office:value="1035600">
            <text:p>1035600</text:p>
          </table:table-cell>
          <table:table-cell table:number-columns-repeated="7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lt</text:p>
          </table:table-cell>
          <table:table-cell office:value-type="string">
            <text:p>neu</text:p>
          </table:table-cell>
          <table:table-cell office:value-type="string">
            <text:p>neu</text:p>
          </table:table-cell>
          <table:table-cell office:value-type="string">
            <text:p>neu</text:p>
          </table:table-cell>
          <table:table-cell office:value-type="string">
            <text:p>neu</text:p>
          </table:table-cell>
          <table:table-cell office:value-type="string">
            <text:p>neu</text:p>
          </table:table-cell>
          <table:table-cell table:number-columns-repeated="2" office:value-type="string">
            <text:p>alt</text:p>
          </table:table-cell>
          <table:table-cell office:value-type="string">
            <text:p>neu</text:p>
          </table:table-cell>
          <table:table-cell office:value-type="string">
            <text:p>alt</text:p>
          </table:table-cell>
          <table:table-cell office:value-type="string">
            <text:p>neu</text:p>
          </table:table-cell>
          <table:table-cell table:number-columns-repeated="8"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string">
            <text:p>coincidences</text:p>
          </table:table-cell>
          <table:table-cell table:number-columns-repeated="19"/>
          <table:table-cell office:value-type="float" office:value="20">
            <text:p>20</text:p>
          </table:table-cell>
          <table:table-cell table:style-name="ce3"/>
        </table:table-row>
        <table:table-row table:style-name="ro1">
          <table:table-cell office:value-type="string">
            <text:p>Channel 1</text:p>
          </table:table-cell>
          <table:table-cell office:value-type="float" office:value="4395">
            <text:p>4395</text:p>
          </table:table-cell>
          <table:table-cell office:value-type="float" office:value="13220">
            <text:p>13220</text:p>
          </table:table-cell>
          <table:table-cell office:value-type="float" office:value="7242">
            <text:p>7242</text:p>
          </table:table-cell>
          <table:table-cell office:value-type="float" office:value="7132">
            <text:p>7132</text:p>
          </table:table-cell>
          <table:table-cell office:value-type="float" office:value="7378">
            <text:p>7378</text:p>
          </table:table-cell>
          <table:table-cell office:value-type="float" office:value="7496">
            <text:p>7496</text:p>
          </table:table-cell>
          <table:table-cell office:value-type="float" office:value="5147">
            <text:p>5147</text:p>
          </table:table-cell>
          <table:table-cell office:value-type="float" office:value="674599">
            <text:p>674599</text:p>
          </table:table-cell>
          <table:table-cell office:value-type="float" office:value="542482">
            <text:p>542482</text:p>
          </table:table-cell>
          <table:table-cell office:value-type="float" office:value="1187821">
            <text:p>1187821</text:p>
          </table:table-cell>
          <table:table-cell office:value-type="float" office:value="2197690">
            <text:p>2197690</text:p>
          </table:table-cell>
          <table:table-cell office:value-type="float" office:value="2236164">
            <text:p>2236164</text:p>
          </table:table-cell>
          <table:table-cell office:value-type="float" office:value="7219263">
            <text:p>7219263</text:p>
          </table:table-cell>
          <table:table-cell table:number-columns-repeated="7"/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Channel 2</text:p>
          </table:table-cell>
          <table:table-cell office:value-type="float" office:value="12710">
            <text:p>12710</text:p>
          </table:table-cell>
          <table:table-cell office:value-type="float" office:value="38154">
            <text:p>38154</text:p>
          </table:table-cell>
          <table:table-cell office:value-type="float" office:value="19800">
            <text:p>19800</text:p>
          </table:table-cell>
          <table:table-cell office:value-type="float" office:value="19942">
            <text:p>19942</text:p>
          </table:table-cell>
          <table:table-cell office:value-type="float" office:value="20114">
            <text:p>20114</text:p>
          </table:table-cell>
          <table:table-cell office:value-type="float" office:value="19864">
            <text:p>19864</text:p>
          </table:table-cell>
          <table:table-cell office:value-type="float" office:value="13531">
            <text:p>13531</text:p>
          </table:table-cell>
          <table:table-cell office:value-type="float" office:value="1834716">
            <text:p>1834716</text:p>
          </table:table-cell>
          <table:table-cell office:value-type="float" office:value="1453657">
            <text:p>1453657</text:p>
          </table:table-cell>
          <table:table-cell office:value-type="float" office:value="3153720">
            <text:p>3153720</text:p>
          </table:table-cell>
          <table:table-cell office:value-type="float" office:value="5389390">
            <text:p>5389390</text:p>
          </table:table-cell>
          <table:table-cell office:value-type="float" office:value="5135269">
            <text:p>5135269</text:p>
          </table:table-cell>
          <table:table-cell office:value-type="float" office:value="20038508">
            <text:p>20038508</text:p>
          </table:table-cell>
          <table:table-cell table:number-columns-repeated="7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Channel 3</text:p>
          </table:table-cell>
          <table:table-cell office:value-type="float" office:value="14757">
            <text:p>14757</text:p>
          </table:table-cell>
          <table:table-cell office:value-type="float" office:value="45575">
            <text:p>45575</text:p>
          </table:table-cell>
          <table:table-cell office:value-type="float" office:value="22913">
            <text:p>22913</text:p>
          </table:table-cell>
          <table:table-cell office:value-type="float" office:value="23289">
            <text:p>23289</text:p>
          </table:table-cell>
          <table:table-cell office:value-type="float" office:value="23138">
            <text:p>23138</text:p>
          </table:table-cell>
          <table:table-cell office:value-type="float" office:value="23237">
            <text:p>23237</text:p>
          </table:table-cell>
          <table:table-cell office:value-type="float" office:value="15372">
            <text:p>15372</text:p>
          </table:table-cell>
          <table:table-cell office:value-type="float" office:value="2200604">
            <text:p>2200604</text:p>
          </table:table-cell>
          <table:table-cell office:value-type="float" office:value="1768484">
            <text:p>1768484</text:p>
          </table:table-cell>
          <table:table-cell office:value-type="float" office:value="3632828">
            <text:p>3632828</text:p>
          </table:table-cell>
          <table:table-cell office:value-type="float" office:value="6525975">
            <text:p>6525975</text:p>
          </table:table-cell>
          <table:table-cell office:value-type="float" office:value="6288531">
            <text:p>6288531</text:p>
          </table:table-cell>
          <table:table-cell office:value-type="float" office:value="16487435">
            <text:p>16487435</text:p>
          </table:table-cell>
          <table:table-cell table:number-columns-repeated="7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incidence</text:p>
          </table:table-cell>
          <table:table-cell office:value-type="float" office:value="78">
            <text:p>78</text:p>
          </table:table-cell>
          <table:table-cell office:value-type="float" office:value="208">
            <text:p>208</text:p>
          </table:table-cell>
          <table:table-cell office:value-type="float" office:value="112">
            <text:p>112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7979">
            <text:p>7979</text:p>
          </table:table-cell>
          <table:table-cell office:value-type="float" office:value="4945">
            <text:p>4945</text:p>
          </table:table-cell>
          <table:table-cell office:value-type="float" office:value="7976">
            <text:p>7976</text:p>
          </table:table-cell>
          <table:table-cell office:value-type="float" office:value="5244">
            <text:p>5244</text:p>
          </table:table-cell>
          <table:table-cell office:value-type="float" office:value="391">
            <text:p>391</text:p>
          </table:table-cell>
          <table:table-cell office:value-type="float" office:value="92832">
            <text:p>92832</text:p>
          </table:table-cell>
          <table:table-cell table:number-columns-repeated="7"/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Error</text:p>
          </table:table-cell>
          <table:table-cell table:formula="of:=1/SQRT([.B42])" office:value-type="float" office:value="0.11322770341446">
            <text:p>0.1132277034</text:p>
          </table:table-cell>
          <table:table-cell table:formula="of:=1/SQRT([.C42])" office:value-type="float" office:value="0.0693375245281536">
            <text:p>0.0693375245</text:p>
          </table:table-cell>
          <table:table-cell table:formula="of:=1/SQRT([.D42])" office:value-type="float" office:value="0.0944911182523068">
            <text:p>0.0944911183</text:p>
          </table:table-cell>
          <table:table-cell table:formula="of:=1/SQRT([.E42])" office:value-type="float" office:value="0.0870388279778489">
            <text:p>0.087038828</text:p>
          </table:table-cell>
          <table:table-cell table:formula="of:=1/SQRT([.F42])" office:value-type="float" office:value="0.0883883476483184">
            <text:p>0.0883883476</text:p>
          </table:table-cell>
          <table:table-cell table:formula="of:=1/SQRT([.G42])" office:value-type="float" office:value="0.0924500327042049">
            <text:p>0.0924500327</text:p>
          </table:table-cell>
          <table:table-cell table:formula="of:=1/SQRT([.H42])" office:value-type="float" office:value="0.11322770341446">
            <text:p>0.1132277034</text:p>
          </table:table-cell>
          <table:table-cell table:formula="of:=1/SQRT([.I42])" office:value-type="float" office:value="0.0111950430367669">
            <text:p>0.011195043</text:p>
          </table:table-cell>
          <table:table-cell table:formula="of:=1/SQRT([.J42])" office:value-type="float" office:value="0.0142205650084928">
            <text:p>0.014220565</text:p>
          </table:table-cell>
          <table:table-cell table:formula="of:=1/SQRT([.K42])" office:value-type="float" office:value="0.0111971482255597">
            <text:p>0.0111971482</text:p>
          </table:table-cell>
          <table:table-cell table:formula="of:=1/SQRT([.L42])" office:value-type="float" office:value="0.0138092044166527">
            <text:p>0.0138092044</text:p>
          </table:table-cell>
          <table:table-cell table:formula="of:=1/SQRT([.M42])" office:value-type="float" office:value="0.0505721737424174">
            <text:p>0.0505721737</text:p>
          </table:table-cell>
          <table:table-cell table:formula="of:=1/SQRT([.N42])" office:value-type="float" office:value="0.00328209499182041">
            <text:p>0.003282095</text:p>
          </table:table-cell>
          <table:table-cell table:number-columns-repeated="7"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string" table:number-columns-spanned="2" table:number-rows-spanned="1">
            <text:p>coincidences per s</text:p>
          </table:table-cell>
          <table:covered-table-cell/>
          <table:table-cell table:number-columns-repeated="20"/>
        </table:table-row>
        <table:table-row table:style-name="ro1">
          <table:table-cell office:value-type="string">
            <text:p>Channel 1</text:p>
          </table:table-cell>
          <table:table-cell table:formula="of:=[.B39]/[.B36]" office:value-type="float" office:value="7.325">
            <text:p>7.325</text:p>
          </table:table-cell>
          <table:table-cell table:formula="of:=[.C39]/[.C36]" office:value-type="float" office:value="7.34444444444444">
            <text:p>7.3444444444</text:p>
          </table:table-cell>
          <table:table-cell table:formula="of:=[.D39]/[.D36]" office:value-type="float" office:value="8.04666666666667">
            <text:p>8.0466666667</text:p>
          </table:table-cell>
          <table:table-cell table:formula="of:=[.E39]/[.E36]" office:value-type="float" office:value="7.92444444444444">
            <text:p>7.9244444444</text:p>
          </table:table-cell>
          <table:table-cell table:formula="of:=[.F39]/[.F36]" office:value-type="float" office:value="8.19777777777778">
            <text:p>8.1977777778</text:p>
          </table:table-cell>
          <table:table-cell table:formula="of:=[.G39]/[.G36]" office:value-type="float" office:value="8.32888888888889">
            <text:p>8.3288888889</text:p>
          </table:table-cell>
          <table:table-cell table:formula="of:=[.H39]/[.H36]" office:value-type="float" office:value="8.57833333333333">
            <text:p>8.5783333333</text:p>
          </table:table-cell>
          <table:table-cell table:formula="of:=[.I39]/[.I36]" office:value-type="float" office:value="7.64851473922903">
            <text:p>7.6485147392</text:p>
          </table:table-cell>
          <table:table-cell table:formula="of:=[.J39]/[.J36]" office:value-type="float" office:value="7.6298452883263">
            <text:p>7.6298452883</text:p>
          </table:table-cell>
          <table:table-cell table:formula="of:=[.K39]/[.K36]" office:value-type="float" office:value="8.08371444126855">
            <text:p>8.0837144413</text:p>
          </table:table-cell>
          <table:table-cell table:formula="of:=[.L39]/[.L36]" office:value-type="float" office:value="7.66279637377964">
            <text:p>7.6627963738</text:p>
          </table:table-cell>
          <table:table-cell table:formula="of:=[.M39]/[.M36]" office:value-type="float" office:value="8.11969498910676">
            <text:p>8.1196949891</text:p>
          </table:table-cell>
          <table:table-cell table:formula="of:=[.N39]/[.N36]" office:value-type="float" office:value="6.97109212050985">
            <text:p>6.9710921205</text:p>
          </table:table-cell>
          <table:table-cell table:number-columns-repeated="9"/>
        </table:table-row>
        <table:table-row table:style-name="ro1">
          <table:table-cell office:value-type="string">
            <text:p>Channel 2</text:p>
          </table:table-cell>
          <table:table-cell table:formula="of:=[.B40]/[.B36]" office:value-type="float" office:value="21.1833333333333">
            <text:p>21.1833333333</text:p>
          </table:table-cell>
          <table:table-cell table:formula="of:=[.C40]/[.C36]" office:value-type="float" office:value="21.1966666666667">
            <text:p>21.1966666667</text:p>
          </table:table-cell>
          <table:table-cell table:formula="of:=[.D40]/[.D36]" office:value-type="float" office:value="22">
            <text:p>22</text:p>
          </table:table-cell>
          <table:table-cell table:formula="of:=[.E40]/[.E36]" office:value-type="float" office:value="22.1577777777778">
            <text:p>22.1577777778</text:p>
          </table:table-cell>
          <table:table-cell table:formula="of:=[.F40]/[.F36]" office:value-type="float" office:value="22.3488888888889">
            <text:p>22.3488888889</text:p>
          </table:table-cell>
          <table:table-cell table:formula="of:=[.G40]/[.G36]" office:value-type="float" office:value="22.0711111111111">
            <text:p>22.0711111111</text:p>
          </table:table-cell>
          <table:table-cell table:formula="of:=[.H40]/[.H36]" office:value-type="float" office:value="22.5516666666667">
            <text:p>22.5516666667</text:p>
          </table:table-cell>
          <table:table-cell table:formula="of:=[.I40]/[.I36]" office:value-type="float" office:value="20.801768707483">
            <text:p>20.8017687075</text:p>
          </table:table-cell>
          <table:table-cell table:formula="of:=[.J40]/[.J36]" office:value-type="float" office:value="20.4452461322082">
            <text:p>20.4452461322</text:p>
          </table:table-cell>
          <table:table-cell table:formula="of:=[.K40]/[.K36]" office:value-type="float" office:value="21.4626378113516">
            <text:p>21.4626378114</text:p>
          </table:table-cell>
          <table:table-cell table:formula="of:=[.L40]/[.L36]" office:value-type="float" office:value="18.7914574616457">
            <text:p>18.7914574616</text:p>
          </table:table-cell>
          <table:table-cell table:formula="of:=[.M40]/[.M36]" office:value-type="float" office:value="18.6465831517792">
            <text:p>18.6465831518</text:p>
          </table:table-cell>
          <table:table-cell table:formula="of:=[.N40]/[.N36]" office:value-type="float" office:value="19.3496601004249">
            <text:p>19.3496601004</text:p>
          </table:table-cell>
          <table:table-cell table:number-columns-repeated="9"/>
        </table:table-row>
        <table:table-row table:style-name="ro1">
          <table:table-cell office:value-type="string">
            <text:p>Channel 3</text:p>
          </table:table-cell>
          <table:table-cell table:formula="of:=[.B41]/[.B36]" office:value-type="float" office:value="24.595">
            <text:p>24.595</text:p>
          </table:table-cell>
          <table:table-cell table:formula="of:=[.C41]/[.C36]" office:value-type="float" office:value="25.3194444444444">
            <text:p>25.3194444444</text:p>
          </table:table-cell>
          <table:table-cell table:formula="of:=[.D41]/[.D36]" office:value-type="float" office:value="25.4588888888889">
            <text:p>25.4588888889</text:p>
          </table:table-cell>
          <table:table-cell table:formula="of:=[.E41]/[.E36]" office:value-type="float" office:value="25.8766666666667">
            <text:p>25.8766666667</text:p>
          </table:table-cell>
          <table:table-cell table:formula="of:=[.F41]/[.F36]" office:value-type="float" office:value="25.7088888888889">
            <text:p>25.7088888889</text:p>
          </table:table-cell>
          <table:table-cell table:formula="of:=[.G41]/[.G36]" office:value-type="float" office:value="25.8188888888889">
            <text:p>25.8188888889</text:p>
          </table:table-cell>
          <table:table-cell table:formula="of:=[.H41]/[.H36]" office:value-type="float" office:value="25.62">
            <text:p>25.62</text:p>
          </table:table-cell>
          <table:table-cell table:formula="of:=[.I41]/[.I36]" office:value-type="float" office:value="24.9501587301587">
            <text:p>24.9501587302</text:p>
          </table:table-cell>
          <table:table-cell table:formula="of:=[.J41]/[.J36]" office:value-type="float" office:value="24.8731926863572">
            <text:p>24.8731926864</text:p>
          </table:table-cell>
          <table:table-cell table:formula="of:=[.K41]/[.K36]" office:value-type="float" office:value="24.7232067510549">
            <text:p>24.7232067511</text:p>
          </table:table-cell>
          <table:table-cell table:formula="of:=[.L41]/[.L36]" office:value-type="float" office:value="22.7544456066946">
            <text:p>22.7544456067</text:p>
          </table:table-cell>
          <table:table-cell table:formula="of:=[.M41]/[.M36]" office:value-type="float" office:value="22.8341721132898">
            <text:p>22.8341721133</text:p>
          </table:table-cell>
          <table:table-cell table:formula="of:=[.N41]/[.N36]" office:value-type="float" office:value="15.9206595210506">
            <text:p>15.9206595211</text:p>
          </table:table-cell>
          <table:table-cell table:number-columns-repeated="9"/>
        </table:table-row>
        <table:table-row table:style-name="ro1">
          <table:table-cell office:value-type="string">
            <text:p>Coincidence</text:p>
          </table:table-cell>
          <table:table-cell table:formula="of:=[.B42]/[.B36]" office:value-type="float" office:value="0.13">
            <text:p>0.13</text:p>
          </table:table-cell>
          <table:table-cell table:formula="of:=[.C42]/[.C36]" office:value-type="float" office:value="0.115555555555556">
            <text:p>0.1155555556</text:p>
          </table:table-cell>
          <table:table-cell table:formula="of:=[.D42]/[.D36]" office:value-type="float" office:value="0.124444444444444">
            <text:p>0.1244444444</text:p>
          </table:table-cell>
          <table:table-cell table:formula="of:=[.E42]/[.E36]" office:value-type="float" office:value="0.146666666666667">
            <text:p>0.1466666667</text:p>
          </table:table-cell>
          <table:table-cell table:formula="of:=[.F42]/[.F36]" office:value-type="float" office:value="0.142222222222222">
            <text:p>0.1422222222</text:p>
          </table:table-cell>
          <table:table-cell table:formula="of:=[.G42]/[.G36]" office:value-type="float" office:value="0.13">
            <text:p>0.13</text:p>
          </table:table-cell>
          <table:table-cell table:formula="of:=[.H42]/[.H36]" office:value-type="float" office:value="0.13">
            <text:p>0.13</text:p>
          </table:table-cell>
          <table:table-cell table:formula="of:=[.I42]/[.I36]" office:value-type="float" office:value="0.0904648526077098">
            <text:p>0.0904648526</text:p>
          </table:table-cell>
          <table:table-cell table:formula="of:=[.J42]/[.J36]" office:value-type="float" office:value="0.069549929676512">
            <text:p>0.0695499297</text:p>
          </table:table-cell>
          <table:table-cell table:formula="of:=[.K42]/[.K36]" office:value-type="float" office:value="0.054280658772288">
            <text:p>0.0542806588</text:p>
          </table:table-cell>
          <table:table-cell table:formula="of:=[.L42]/[.L36]" office:value-type="float" office:value="0.0182845188284519">
            <text:p>0.0182845188</text:p>
          </table:table-cell>
          <table:table-cell table:formula="of:=[.M42]/[.M36]" office:value-type="float" office:value="0.00141975308641975">
            <text:p>0.0014197531</text:p>
          </table:table-cell>
          <table:table-cell table:formula="of:=[.N42]/[.N36]" office:value-type="float" office:value="0.0896407879490151">
            <text:p>0.0896407879</text:p>
          </table:table-cell>
          <table:table-cell table:number-columns-repeated="9"/>
        </table:table-row>
        <table:table-row table:style-name="ro1">
          <table:table-cell office:value-type="string">
            <text:p>Error</text:p>
          </table:table-cell>
          <table:table-cell table:number-columns-repeated="22"/>
        </table:table-row>
        <table:table-row table:style-name="ro3">
          <table:table-cell>
            <draw:frame table:end-cell-address="Sheet1.G70" table:end-x="0.8984in" table:end-y="0.1059in" draw:z-index="1" draw:style-name="gr1" draw:text-style-name="P1" svg:width="6.4323in" svg:height="3.5992in" svg:x="1.2843in" svg:y="0.0705in">
              <draw:object draw:notify-on-update-of-ranges="Sheet1.H50:Sheet1.H50 Sheet1.D35:Sheet1.M35 Sheet1.C50:Sheet1.C50 Sheet1.D48:Sheet1.M48 Sheet1.I50:Sheet1.Q50 Sheet1.H50:Sheet1.H50 Sheet1.I51:Sheet1.Q5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office:value-type="string">
            <text:p>numero de coincidencias en dependencia de angulo</text:p>
          </table:table-cell>
          <table:table-cell table:number-columns-repeated="4"/>
          <table:table-cell office:value-type="string">
            <text:p>funciona cos²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14">
            <text:p>0.14</text:p>
          </table:table-cell>
          <table:table-cell table:formula="of:=COS([.J50]/180*PI())*COS([.J50]/180*PI())*[.I51]" office:value-type="float" office:value="0.138936542710855">
            <text:p>0.1389365427</text:p>
          </table:table-cell>
          <table:table-cell table:formula="of:=COS([.K50]/180*PI())*COS([.K50]/180*PI())*[.I51]" office:value-type="float" office:value="0.135778483455014">
            <text:p>0.1357784835</text:p>
          </table:table-cell>
          <table:table-cell table:formula="of:=COS([.L50]/180*PI())*COS([.L50]/180*PI())*[.I51]" office:value-type="float" office:value="0.123623111018328">
            <text:p>0.123623111</text:p>
          </table:table-cell>
          <table:table-cell table:formula="of:=COS([.M50]/180*PI())*COS([.M50]/180*PI())*[.I51]" office:value-type="float" office:value="0.105">
            <text:p>0.105</text:p>
          </table:table-cell>
          <table:table-cell table:formula="of:=COS([.N50]/180*PI())*COS([.N50]/180*PI())*[.I51]" office:value-type="float" office:value="0.0821553724366851">
            <text:p>0.0821553724</text:p>
          </table:table-cell>
          <table:table-cell table:formula="of:=COS([.O50]/180*PI())*COS([.O50]/180*PI())*[.I51]" office:value-type="float" office:value="0.0578446275633149">
            <text:p>0.0578446276</text:p>
          </table:table-cell>
          <table:table-cell table:formula="of:=COS([.P50]/180*PI())*COS([.P50]/180*PI())*[.I51]" office:value-type="float" office:value="0.0163768889816716">
            <text:p>0.016376889</text:p>
          </table:table-cell>
          <table:table-cell table:formula="of:=COS([.Q50]/180*PI())*COS([.Q50]/180*PI())*[.I51]" office:value-type="float" office:value="5.2491592393165E-034">
            <text:p>5.2491592393165E-034</text:p>
          </table:table-cell>
          <table:table-cell table:number-columns-repeated="6"/>
        </table:table-row>
        <table:table-row table:style-name="ro1">
          <table:table-cell table:number-columns-repeated="9"/>
          <table:table-cell table:number-columns-repeated="2" office:value-type="string">
            <text:p>alt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400">
            <text:p>1140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35230">
            <text:p>235230</text:p>
          </table:table-cell>
          <table:table-cell office:value-type="float" office:value="82260">
            <text:p>82260</text:p>
          </table:table-cell>
          <table:table-cell table:style-name="ce1" office:value-type="float" office:value="160140">
            <text:p>160140</text:p>
          </table:table-cell>
          <table:table-cell office:value-type="float" office:value="242940">
            <text:p>242940</text:p>
          </table:table-cell>
          <table:table-cell office:value-type="float" office:value="267060">
            <text:p>267060</text:p>
          </table:table-cell>
          <table:table-cell office:value-type="float" office:value="14880">
            <text:p>14880</text:p>
          </table:table-cell>
          <table:table-cell office:value-type="string">
            <text:p>neu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neu</text:p>
          </table:table-cell>
          <table:table-cell table:number-columns-repeated="2"/>
          <table:table-cell office:value-type="string">
            <text:p>alt</text:p>
          </table:table-cell>
          <table:table-cell office:value-type="string">
            <text:p>neu</text:p>
          </table:table-cell>
          <table:table-cell office:value-type="string">
            <text:p>neu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float" office:value="87054">
            <text:p>8705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1891332">
            <text:p>1891332</text:p>
          </table:table-cell>
          <table:table-cell office:value-type="float" office:value="656938">
            <text:p>656938</text:p>
          </table:table-cell>
          <table:table-cell office:value-type="float" office:value="1201322">
            <text:p>1201322</text:p>
          </table:table-cell>
          <table:table-cell office:value-type="float" office:value="1914401">
            <text:p>1914401</text:p>
          </table:table-cell>
          <table:table-cell office:value-type="float" office:value="2135169">
            <text:p>2135169</text:p>
          </table:table-cell>
          <table:table-cell office:value-type="float" office:value="114068">
            <text:p>114068</text:p>
          </table:table-cell>
          <table:table-cell office:value-type="float" office:value="237087">
            <text:p>23708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032474">
            <text:p>5032474</text:p>
          </table:table-cell>
          <table:table-cell office:value-type="float" office:value="1770115">
            <text:p>1770115</text:p>
          </table:table-cell>
          <table:table-cell office:value-type="float" office:value="2941145">
            <text:p>2941145</text:p>
          </table:table-cell>
          <table:table-cell office:value-type="float" office:value="4889305">
            <text:p>4889305</text:p>
          </table:table-cell>
          <table:table-cell office:value-type="float" office:value="5739942">
            <text:p>5739942</text:p>
          </table:table-cell>
          <table:table-cell office:value-type="float" office:value="314448">
            <text:p>314448</text:p>
          </table:table-cell>
          <table:table-cell office:value-type="float" office:value="278166">
            <text:p>27816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838505">
            <text:p>5838505</text:p>
          </table:table-cell>
          <table:table-cell office:value-type="float" office:value="2069063">
            <text:p>2069063</text:p>
          </table:table-cell>
          <table:table-cell office:value-type="float" office:value="3742574">
            <text:p>3742574</text:p>
          </table:table-cell>
          <table:table-cell office:value-type="float" office:value="5763620">
            <text:p>5763620</text:p>
          </table:table-cell>
          <table:table-cell office:value-type="float" office:value="6707180">
            <text:p>6707180</text:p>
          </table:table-cell>
          <table:table-cell office:value-type="float" office:value="367984">
            <text:p>367984</text:p>
          </table:table-cell>
          <table:table-cell office:value-type="float" office:value="741">
            <text:p>74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10972">
            <text:p>10972</text:p>
          </table:table-cell>
          <table:table-cell office:value-type="float" office:value="1156">
            <text:p>1156</text:p>
          </table:table-cell>
          <table:table-cell office:value-type="float" office:value="1367">
            <text:p>1367</text:p>
          </table:table-cell>
          <table:table-cell office:value-type="float" office:value="12405">
            <text:p>12405</text:p>
          </table:table-cell>
          <table:table-cell office:value-type="float" office:value="16113">
            <text:p>16113</text:p>
          </table:table-cell>
          <table:table-cell office:value-type="float" office:value="1118">
            <text:p>1118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>
            <draw:frame table:end-cell-address="Sheet1.O82" table:end-x="0.8106in" table:end-y="0.0287in" draw:z-index="2" draw:style-name="gr1" draw:text-style-name="P1" svg:width="6.2996in" svg:height="3.5228in" svg:x="0.4465in" svg:y="0.0622in">
              <draw:object draw:notify-on-update-of-ranges="Sheet1.C73:Sheet1.G73 Sheet1.B73:Sheet1.B73 Sheet1.C82:Sheet1.G8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9">
          <table:table-cell table:number-columns-repeated="23"/>
        </table:table-row>
        <table:table-row table:style-name="ro1">
          <table:table-cell/>
          <table:table-cell office:value-type="string">
            <text:p>Platte 1</text:p>
          </table:table-cell>
          <table:table-cell table:number-columns-repeated="5"/>
          <table:table-cell office:value-type="string">
            <text:p>enge Platte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os (y en cm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6" office:value-type="float" office:value="300">
            <text:p>300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Det1</text:p>
          </table:table-cell>
          <table:table-cell office:value-type="float" office:value="21281">
            <text:p>21281</text:p>
          </table:table-cell>
          <table:table-cell office:value-type="float" office:value="20954">
            <text:p>20954</text:p>
          </table:table-cell>
          <table:table-cell office:value-type="float" office:value="20762">
            <text:p>20762</text:p>
          </table:table-cell>
          <table:table-cell office:value-type="float" office:value="20599">
            <text:p>20599</text:p>
          </table:table-cell>
          <table:table-cell office:value-type="float" office:value="20659">
            <text:p>20659</text:p>
          </table:table-cell>
          <table:table-cell office:value-type="float" office:value="20608">
            <text:p>2060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Det2</text:p>
          </table:table-cell>
          <table:table-cell office:value-type="float" office:value="1253758">
            <text:p>1253758</text:p>
          </table:table-cell>
          <table:table-cell office:value-type="float" office:value="1279605">
            <text:p>1279605</text:p>
          </table:table-cell>
          <table:table-cell office:value-type="float" office:value="1275975">
            <text:p>1275975</text:p>
          </table:table-cell>
          <table:table-cell office:value-type="float" office:value="1250105">
            <text:p>1250105</text:p>
          </table:table-cell>
          <table:table-cell office:value-type="float" office:value="1258821">
            <text:p>1258821</text:p>
          </table:table-cell>
          <table:table-cell office:value-type="float" office:value="1163357">
            <text:p>1163357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Det2 AND Det1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office:value-type="float" office:value="356">
            <text:p>356</text:p>
          </table:table-cell>
          <table:table-cell office:value-type="float" office:value="363">
            <text:p>363</text:p>
          </table:table-cell>
          <table:table-cell office:value-type="float" office:value="387">
            <text:p>387</text:p>
          </table:table-cell>
          <table:table-cell office:value-type="float" office:value="928">
            <text:p>92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oinciences</text:p>
          </table:table-cell>
          <table:table-cell office:value-type="float" office:value="156">
            <text:p>156</text:p>
          </table:table-cell>
          <table:table-cell office:value-type="float" office:value="144">
            <text:p>14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1">
            <text:p>71</text:p>
          </table:table-cell>
          <table:table-cell office:value-type="float" office:value="320">
            <text:p>320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_12</text:p>
          </table:table-cell>
          <table:table-cell table:formula="of:=2*[.C75]/300*[.C76]/300*0.00000005" office:value-type="float" office:value="0.0296458044422222">
            <text:p>0.0296458044</text:p>
          </table:table-cell>
          <table:table-cell table:formula="of:=2*[.D75]/300*[.D76]/300*0.00000005" office:value-type="float" office:value="0.0297920479666667">
            <text:p>0.029792048</text:p>
          </table:table-cell>
          <table:table-cell table:formula="of:=2*[.E75]/300*[.E76]/300*0.00000005" office:value-type="float" office:value="0.0294353255">
            <text:p>0.0294353255</text:p>
          </table:table-cell>
          <table:table-cell table:formula="of:=2*[.F75]/300*[.F76]/300*0.00000005" office:value-type="float" office:value="0.0286121254388889">
            <text:p>0.0286121254</text:p>
          </table:table-cell>
          <table:table-cell table:formula="of:=2*[.G75]/300*[.G76]/300*0.00000005" office:value-type="float" office:value="0.02889553671">
            <text:p>0.0288955367</text:p>
          </table:table-cell>
          <table:table-cell table:formula="of:=2*[.H75]/300*[.H76]/300*0.00000005" office:value-type="float" office:value="0.0266382900622222">
            <text:p>0.0266382901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f_a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e_i</text:p>
          </table:table-cell>
          <table:table-cell table:formula="of:=[.C78]/[.C80]/([.C77]/300-[.C79])/300" office:value-type="float" office:value="0.525111622067772">
            <text:p>0.5251116221</text:p>
          </table:table-cell>
          <table:table-cell table:formula="of:=[.D78]/[.D80]/([.D77]/300-[.D79])/300" office:value-type="float" office:value="0.483551217537349">
            <text:p>0.4835512175</text:p>
          </table:table-cell>
          <table:table-cell table:formula="of:=[.E78]/[.E80]/([.E77]/300-[.E79])/300" office:value-type="float" office:value="0.433986018487803">
            <text:p>0.4339860185</text:p>
          </table:table-cell>
          <table:table-cell table:formula="of:=[.F78]/[.F80]/([.F77]/300-[.F79])/300" office:value-type="float" office:value="0.267105801871198">
            <text:p>0.2671058019</text:p>
          </table:table-cell>
          <table:table-cell table:formula="of:=[.G78]/[.G80]/([.G77]/300-[.G79])/300" office:value-type="float" office:value="0.250221583335235">
            <text:p>0.2502215833</text:p>
          </table:table-cell>
          <table:table-cell table:formula="of:=[.H78]/[.H80]/([.H77]/300-[.H79])/300" office:value-type="float" office:value="0.463763824623788">
            <text:p>0.4637638246</text:p>
          </table:table-cell>
          <table:table-cell table:number-columns-repeated="5"/>
          <table:table-cell>
            <draw:frame table:end-cell-address="Sheet1.U102" table:end-x="0.3535in" table:end-y="0.0374in" draw:z-index="3" draw:style-name="gr1" draw:text-style-name="P1" svg:width="6.2988in" svg:height="3.5276in" svg:x="0.278in" svg:y="0.0657in">
              <draw:object draw:notify-on-update-of-ranges="Sheet1.C85:Sheet1.J85 Sheet1.B85:Sheet1.B85 Sheet1.C94:Sheet1.J9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AVERAGE([.C82:.H82])" office:value-type="float" office:value="0.403956677987191">
            <text:p>0.40395667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latte 2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pos (y en cm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02">
            <text:p>302</text:p>
          </table:table-cell>
          <table:table-cell office:value-type="float" office:value="300">
            <text:p>300</text:p>
          </table:table-cell>
          <table:table-cell office:value-type="float" office:value="261">
            <text:p>261</text:p>
          </table:table-cell>
          <table:table-cell office:value-type="float" office:value="300">
            <text:p>300</text:p>
          </table:table-cell>
          <table:table-cell office:value-type="float" office:value="359">
            <text:p>359</text:p>
          </table:table-cell>
          <table:table-cell office:value-type="float" office:value="305">
            <text:p>30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et1</text:p>
          </table:table-cell>
          <table:table-cell office:value-type="float" office:value="20944">
            <text:p>20944</text:p>
          </table:table-cell>
          <table:table-cell office:value-type="float" office:value="20837">
            <text:p>20837</text:p>
          </table:table-cell>
          <table:table-cell office:value-type="float" office:value="20145">
            <text:p>20145</text:p>
          </table:table-cell>
          <table:table-cell office:value-type="float" office:value="20314">
            <text:p>20314</text:p>
          </table:table-cell>
          <table:table-cell office:value-type="float" office:value="17607">
            <text:p>17607</text:p>
          </table:table-cell>
          <table:table-cell office:value-type="float" office:value="20235">
            <text:p>20235</text:p>
          </table:table-cell>
          <table:table-cell office:value-type="float" office:value="24318">
            <text:p>24318</text:p>
          </table:table-cell>
          <table:table-cell office:value-type="float" office:value="21336">
            <text:p>2133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et2</text:p>
          </table:table-cell>
          <table:table-cell office:value-type="float" office:value="1552152">
            <text:p>1552152</text:p>
          </table:table-cell>
          <table:table-cell office:value-type="float" office:value="1513155">
            <text:p>1513155</text:p>
          </table:table-cell>
          <table:table-cell office:value-type="float" office:value="430455">
            <text:p>430455</text:p>
          </table:table-cell>
          <table:table-cell office:value-type="float" office:value="446809">
            <text:p>446809</text:p>
          </table:table-cell>
          <table:table-cell office:value-type="float" office:value="385259">
            <text:p>385259</text:p>
          </table:table-cell>
          <table:table-cell office:value-type="float" office:value="441725">
            <text:p>441725</text:p>
          </table:table-cell>
          <table:table-cell office:value-type="float" office:value="506621">
            <text:p>506621</text:p>
          </table:table-cell>
          <table:table-cell office:value-type="float" office:value="423046">
            <text:p>42304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et2 AND Det1</text:p>
          </table:table-cell>
          <table:table-cell office:value-type="float" office:value="415">
            <text:p>415</text:p>
          </table:table-cell>
          <table:table-cell office:value-type="float" office:value="386">
            <text:p>386</text:p>
          </table:table-cell>
          <table:table-cell office:value-type="float" office:value="409">
            <text:p>409</text:p>
          </table:table-cell>
          <table:table-cell office:value-type="float" office:value="452">
            <text:p>452</text:p>
          </table:table-cell>
          <table:table-cell office:value-type="float" office:value="331">
            <text:p>331</text:p>
          </table:table-cell>
          <table:table-cell office:value-type="float" office:value="404">
            <text:p>404</text:p>
          </table:table-cell>
          <table:table-cell office:value-type="float" office:value="453">
            <text:p>453</text:p>
          </table:table-cell>
          <table:table-cell office:value-type="float" office:value="401">
            <text:p>4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inciences</text:p>
          </table:table-cell>
          <table:table-cell office:value-type="float" office:value="166">
            <text:p>166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64">
            <text:p>164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office:value-type="float" office:value="92">
            <text:p>9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_12</text:p>
          </table:table-cell>
          <table:table-cell table:formula="of:=2*[.C87]/300*[.C88]/300*0.00000005" office:value-type="float" office:value="0.0361203016533333">
            <text:p>0.0361203017</text:p>
          </table:table-cell>
          <table:table-cell table:formula="of:=2*[.D87]/300*[.D88]/300*0.00000005" office:value-type="float" office:value="0.0350329008166667">
            <text:p>0.0350329008</text:p>
          </table:table-cell>
          <table:table-cell table:formula="of:=2*[.E87]/300*[.E88]/300*0.00000005" office:value-type="float" office:value="0.00963501775">
            <text:p>0.0096350178</text:p>
          </table:table-cell>
          <table:table-cell table:formula="of:=2*[.F87]/300*[.F88]/300*0.00000005" office:value-type="float" office:value="0.0100849755844444">
            <text:p>0.0100849756</text:p>
          </table:table-cell>
          <table:table-cell table:formula="of:=2*[.G87]/300*[.G88]/300*0.00000005" office:value-type="float" office:value="0.00753695023666667">
            <text:p>0.0075369502</text:p>
          </table:table-cell>
          <table:table-cell table:formula="of:=2*[.H87]/300*[.H88]/300*0.00000005" office:value-type="float" office:value="0.00993145041666667">
            <text:p>0.0099314504</text:p>
          </table:table-cell>
          <table:table-cell table:formula="of:=2*[.I87]/300*[.I88]/300*0.00000005" office:value-type="float" office:value="0.01368889942">
            <text:p>0.0136888994</text:p>
          </table:table-cell>
          <table:table-cell table:formula="of:=2*[.J87]/300*[.J88]/300*0.00000005" office:value-type="float" office:value="0.0100290105066667">
            <text:p>0.010029010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_a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e_i</text:p>
          </table:table-cell>
          <table:table-cell table:formula="of:=[.C90]/[.C92]/([.C89]/300-[.C91])/300" office:value-type="float" office:value="0.547632601844532">
            <text:p>0.5476326018</text:p>
          </table:table-cell>
          <table:table-cell table:formula="of:=[.D90]/[.D92]/([.D89]/300-[.D91])/300" office:value-type="float" office:value="0.543289913194539">
            <text:p>0.5432899132</text:p>
          </table:table-cell>
          <table:table-cell table:formula="of:=[.E90]/[.E92]/([.E89]/300-[.E91])/300" office:value-type="float" office:value="0.492478020392149">
            <text:p>0.4924780204</text:p>
          </table:table-cell>
          <table:table-cell table:formula="of:=[.F90]/[.F92]/([.F89]/300-[.F91])/300" office:value-type="float" office:value="0.487035818513728">
            <text:p>0.4870358185</text:p>
          </table:table-cell>
          <table:table-cell table:formula="of:=[.G90]/[.G92]/([.G89]/300-[.G91])/300" office:value-type="float" office:value="0.405590355380136">
            <text:p>0.4055903554</text:p>
          </table:table-cell>
          <table:table-cell table:formula="of:=[.H90]/[.H92]/([.H89]/300-[.H91])/300" office:value-type="float" office:value="0.385682631300659">
            <text:p>0.3856826313</text:p>
          </table:table-cell>
          <table:table-cell table:formula="of:=[.I90]/[.I92]/([.I89]-[.I91])" office:value-type="float" office:value="0.394419571383021">
            <text:p>0.3944195714</text:p>
          </table:table-cell>
          <table:table-cell table:formula="of:=[.J90]/[.J92]/([.J89]-[.J91])" office:value-type="float" office:value="0.305909562685499">
            <text:p>0.30590956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AVERAGE([.C94:.J94])" office:value-type="float" office:value="0.445254809336783">
            <text:p>0.445254809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latte 3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pos(y en cm)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/>
          <table:table-cell office:value-type="float" office:value="374">
            <text:p>374</text:p>
          </table:table-cell>
          <table:table-cell office:value-type="float" office:value="445">
            <text:p>445</text:p>
          </table:table-cell>
          <table:table-cell office:value-type="float" office:value="300">
            <text:p>300</text:p>
          </table:table-cell>
          <table:table-cell office:value-type="float" office:value="351">
            <text:p>351</text:p>
          </table:table-cell>
          <table:table-cell office:value-type="float" office:value="456">
            <text:p>456</text:p>
          </table:table-cell>
          <table:table-cell office:value-type="float" office:value="352">
            <text:p>352</text:p>
          </table:table-cell>
          <table:table-cell office:value-type="float" office:value="361">
            <text:p>361</text:p>
          </table:table-cell>
          <table:table-cell office:value-type="float" office:value="312">
            <text:p>312</text:p>
          </table:table-cell>
          <table:table-cell office:value-type="float" office:value="376">
            <text:p>376</text:p>
          </table:table-cell>
          <table:table-cell office:value-type="float" office:value="351">
            <text:p>35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et1</text:p>
          </table:table-cell>
          <table:table-cell/>
          <table:table-cell office:value-type="float" office:value="21813">
            <text:p>21813</text:p>
          </table:table-cell>
          <table:table-cell office:value-type="float" office:value="26158">
            <text:p>26158</text:p>
          </table:table-cell>
          <table:table-cell office:value-type="float" office:value="17348">
            <text:p>17348</text:p>
          </table:table-cell>
          <table:table-cell office:value-type="float" office:value="20706">
            <text:p>20706</text:p>
          </table:table-cell>
          <table:table-cell office:value-type="float" office:value="26580">
            <text:p>26580</text:p>
          </table:table-cell>
          <table:table-cell office:value-type="float" office:value="23344">
            <text:p>23344</text:p>
          </table:table-cell>
          <table:table-cell office:value-type="float" office:value="24580">
            <text:p>24580</text:p>
          </table:table-cell>
          <table:table-cell office:value-type="float" office:value="21859">
            <text:p>21859</text:p>
          </table:table-cell>
          <table:table-cell office:value-type="float" office:value="26592">
            <text:p>26592</text:p>
          </table:table-cell>
          <table:table-cell office:value-type="float" office:value="24457">
            <text:p>2445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et2</text:p>
          </table:table-cell>
          <table:table-cell/>
          <table:table-cell office:value-type="float" office:value="742210">
            <text:p>742210</text:p>
          </table:table-cell>
          <table:table-cell office:value-type="float" office:value="989012">
            <text:p>989012</text:p>
          </table:table-cell>
          <table:table-cell office:value-type="float" office:value="685298">
            <text:p>685298</text:p>
          </table:table-cell>
          <table:table-cell office:value-type="float" office:value="707153">
            <text:p>707153</text:p>
          </table:table-cell>
          <table:table-cell office:value-type="float" office:value="953694">
            <text:p>953694</text:p>
          </table:table-cell>
          <table:table-cell office:value-type="float" office:value="988657">
            <text:p>988657</text:p>
          </table:table-cell>
          <table:table-cell office:value-type="float" office:value="980267">
            <text:p>980267</text:p>
          </table:table-cell>
          <table:table-cell office:value-type="float" office:value="787132">
            <text:p>787132</text:p>
          </table:table-cell>
          <table:table-cell office:value-type="float" office:value="878711">
            <text:p>878711</text:p>
          </table:table-cell>
          <table:table-cell office:value-type="float" office:value="705303">
            <text:p>70530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et2 AND Det1</text:p>
          </table:table-cell>
          <table:table-cell/>
          <table:table-cell office:value-type="float" office:value="765">
            <text:p>765</text:p>
          </table:table-cell>
          <table:table-cell office:value-type="float" office:value="400">
            <text:p>400</text:p>
          </table:table-cell>
          <table:table-cell office:value-type="float" office:value="313">
            <text:p>313</text:p>
          </table:table-cell>
          <table:table-cell office:value-type="float" office:value="408">
            <text:p>408</text:p>
          </table:table-cell>
          <table:table-cell office:value-type="float" office:value="422">
            <text:p>422</text:p>
          </table:table-cell>
          <table:table-cell office:value-type="float" office:value="380">
            <text:p>380</text:p>
          </table:table-cell>
          <table:table-cell office:value-type="float" office:value="381">
            <text:p>381</text:p>
          </table:table-cell>
          <table:table-cell office:value-type="float" office:value="326">
            <text:p>326</text:p>
          </table:table-cell>
          <table:table-cell office:value-type="float" office:value="403">
            <text:p>403</text:p>
          </table:table-cell>
          <table:table-cell office:value-type="float" office:value="327">
            <text:p>32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inciences</text:p>
          </table:table-cell>
          <table:table-cell/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105">
            <text:p>105</text:p>
          </table:table-cell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_12</text:p>
          </table:table-cell>
          <table:table-cell/>
          <table:table-cell table:formula="of:=2*[.L99]/300*[.L100]/300*0.00000005" office:value-type="float" office:value="0.0259629810133333">
            <text:p>0.025962981</text:p>
          </table:table-cell>
          <table:table-cell table:formula="of:=2*[.K99]/300*[.K100]/300*0.00000005" office:value-type="float" office:value="0.0191176870977778">
            <text:p>0.0191176871</text:p>
          </table:table-cell>
          <table:table-cell table:formula="of:=2*[.J99]/300*[.J100]/300*0.00000005" office:value-type="float" office:value="0.0267721809555556">
            <text:p>0.026772181</text:p>
          </table:table-cell>
          <table:table-cell table:formula="of:=2*[.I99]/300*[.I100]/300*0.00000005" office:value-type="float" office:value="0.0256435655644444">
            <text:p>0.0256435656</text:p>
          </table:table-cell>
          <table:table-cell table:formula="of:=2*[.H99]/300*[.H100]/300*0.00000005" office:value-type="float" office:value="0.0281657628">
            <text:p>0.0281657628</text:p>
          </table:table-cell>
          <table:table-cell table:formula="of:=2*[.I99]/300*[.I100]/300*0.00000005" office:value-type="float" office:value="0.0256435655644444">
            <text:p>0.0256435656</text:p>
          </table:table-cell>
          <table:table-cell table:formula="of:=2*[.J99]/300*[.J100]/300*0.00000005" office:value-type="float" office:value="0.0267721809555556">
            <text:p>0.026772181</text:p>
          </table:table-cell>
          <table:table-cell table:formula="of:=2*[.K99]/300*[.K100]/300*0.00000005" office:value-type="float" office:value="0.0191176870977778">
            <text:p>0.0191176871</text:p>
          </table:table-cell>
          <table:table-cell table:formula="of:=2*[.L99]/300*[.L100]/300*0.00000005" office:value-type="float" office:value="0.0259629810133333">
            <text:p>0.025962981</text:p>
          </table:table-cell>
          <table:table-cell table:formula="of:=2*[.M99]/300*[.M100]/300*0.00000005" office:value-type="float" office:value="0.01916621719">
            <text:p>0.019166217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_a</text:p>
          </table:table-cell>
          <table:table-cell/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 table:formula="of:=15/20" office:value-type="float" office:value="0.75">
            <text:p>0.75</text:p>
          </table:table-cell>
          <table:table-cell>
            <draw:frame table:end-cell-address="Sheet1.U124" table:end-x="0.3382in" table:end-y="0.0264in" draw:z-index="4" draw:style-name="gr1" draw:text-style-name="P1" svg:width="6.289in" svg:height="3.5453in" svg:x="0.2724in" svg:y="0.0374in">
              <draw:object draw:notify-on-update-of-ranges="Sheet1.D97:Sheet1.M97 Sheet1.D106:Sheet1.M10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e_i</text:p>
          </table:table-cell>
          <table:table-cell/>
          <table:table-cell table:formula="of:=[.L102]/[.D104]/([.L101]/300-[.D103])/300" office:value-type="float" office:value="0.29688774339147">
            <text:p>0.2968877434</text:p>
          </table:table-cell>
          <table:table-cell table:formula="of:=[.K102]/[.E104]/([.K101]/300-[.E103])/300" office:value-type="float" office:value="0.341384284392852">
            <text:p>0.3413842844</text:p>
          </table:table-cell>
          <table:table-cell table:formula="of:=[.J102]/[.F104]/([.J101]/300-[.F103])/300" office:value-type="float" office:value="0.343192663589692">
            <text:p>0.3431926636</text:p>
          </table:table-cell>
          <table:table-cell table:formula="of:=[.I102]/[.G104]/([.I101]/300-[.G103])/300" office:value-type="float" office:value="0.307989611057803">
            <text:p>0.3079896111</text:p>
          </table:table-cell>
          <table:table-cell table:formula="of:=[.H102]/[.H104]/([.H101]/300-[.H103])/300" office:value-type="float" office:value="0.390117827467013">
            <text:p>0.3901178275</text:p>
          </table:table-cell>
          <table:table-cell table:formula="of:=[.I102]/[.I104]/([.I101]/300-[.I103])/300" office:value-type="float" office:value="0.307989611057803">
            <text:p>0.3079896111</text:p>
          </table:table-cell>
          <table:table-cell table:formula="of:=[.J102]/[.J104]/([.J101]/300-[.J103])/300" office:value-type="float" office:value="0.343192663589692">
            <text:p>0.3431926636</text:p>
          </table:table-cell>
          <table:table-cell table:formula="of:=[.K102]/[.K104]/([.K101]/300-[.K103])/300" office:value-type="float" office:value="0.341384284392852">
            <text:p>0.3413842844</text:p>
          </table:table-cell>
          <table:table-cell table:formula="of:=[.L102]/[.L104]/([.L101]/300-[.L103])/300" office:value-type="float" office:value="0.29688774339147">
            <text:p>0.2968877434</text:p>
          </table:table-cell>
          <table:table-cell table:formula="of:=[.M102]/[.M104]/([.M101]/300-[.M103])/300" office:value-type="float" office:value="0.199221706261004">
            <text:p>0.199221706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AVERAGE([.D106:.M106])" office:value-type="float" office:value="0.316824813859165">
            <text:p>0.3168248139</text:p>
          </table:table-cell>
          <table:table-cell table:number-columns-repeated="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" svg:font-family="TimesNewRoman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2/16/2016</text:date>, <text:time>00:2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6:50:42.22</meta:creation-date>
    <dc:date>2016-02-16T00:26:53.67</dc:date>
    <meta:editing-duration>PT19H30M15S</meta:editing-duration>
    <meta:editing-cycles>27</meta:editing-cycles>
    <meta:generator>OpenOffice.org/3.4.1$Win32 OpenOffice.org_project/341m1$Build-9593</meta:generator>
    <meta:document-statistic meta:table-count="3" meta:cell-count="6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07cm" svg:height="9.591cm" xlink:href=".." xlink:type="simple" chart:class="chart:line" chart:style-name="ch1">
        <chart:title svg:x="7.15cm" svg:y="0.327cm" chart:style-name="ch2">
          <text:p>Tensión de alimentación a nivel de discriminación fijo</text:p>
        </chart:title>
        <chart:legend svg:x="19.386cm" svg:y="3.792cm" style:legend-expansion="custom" chartooo:width="4.967cm" chartooo:height="2.005cm" style:legend-expansion-aspect-ratio="2.47730673316708" chart:style-name="ch3"/>
        <chart:plot-area chart:style-name="ch4" table:cell-range-address="Sheet1.A2:Sheet1.A9 Sheet1.M3:Sheet1.M5 Sheet1.D2:Sheet1.D9 Sheet1.H2:Sheet1.H9 Sheet1.L2:Sheet1.L9" chart:data-source-has-labels="both" svg:x="2.322cm" svg:y="1.631cm" svg:width="16.95cm" svg:height="6.83cm">
          <chartooo:coordinate-region svg:x="3.234cm" svg:y="1.844cm" svg:width="15.666cm" svg:height="5.944cm"/>
          <chart:axis chart:dimension="x" chart:name="primary-x" chart:style-name="ch5" chartooo:axis-type="auto">
            <chartooo:date-scale/>
            <chart:title svg:x="9.695cm" svg:y="8.653cm" chart:style-name="ch6">
              <text:p>tensión en mV</text:p>
            </chart:title>
            <chart:categories table:cell-range-address="Sheet1.A2:Sheet1.A9"/>
          </chart:axis>
          <chart:axis chart:dimension="y" chart:name="primary-y" chart:style-name="ch7">
            <chart:title svg:x="1.241cm" svg:y="6.095cm" chart:style-name="ch8">
              <text:p>cuentas por s</text:p>
            </chart:title>
            <chart:grid chart:style-name="ch9" chart:class="major"/>
          </chart:axis>
          <chart:series chart:style-name="ch10" chart:values-cell-range-address="Sheet1.D2:Sheet1.D9" chart:label-cell-address="Sheet1.M3:Sheet1.M3" chart:class="chart:line">
            <chart:data-point chart:repeated="8"/>
          </chart:series>
          <chart:series chart:style-name="ch11" chart:values-cell-range-address="Sheet1.H2:Sheet1.H9" chart:label-cell-address="Sheet1.M4:Sheet1.M4" chart:class="chart:line">
            <chart:data-point chart:repeated="8"/>
          </chart:series>
          <chart:series chart:style-name="ch12" chart:values-cell-range-address="Sheet1.L2:Sheet1.L9" chart:label-cell-address="Sheet1.M5:Sheet1.M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elleador 1</text:p>
                <draw:g>
                  <svg:desc>Sheet1.M3:Sheet1.M3</svg:desc>
                </draw:g>
              </table:table-cell>
              <table:table-cell office:value-type="string">
                <text:p>Centelleador 2</text:p>
                <draw:g>
                  <svg:desc>Sheet1.M4:Sheet1.M4</svg:desc>
                </draw:g>
              </table:table-cell>
              <table:table-cell office:value-type="string">
                <text:p>Centelleador 3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1397">
                <text:p>1400</text:p>
                <draw:g>
                  <svg:desc>Sheet1.A2:Sheet1.A9</svg:desc>
                </draw:g>
              </table:table-cell>
              <table:table-cell office:value-type="float" office:value="0.0611111111111111">
                <text:p>0.0611111111111111</text:p>
                <draw:g>
                  <svg:desc>Sheet1.D2:Sheet1.D9</svg:desc>
                </draw:g>
              </table:table-cell>
              <table:table-cell office:value-type="float" office:value="0.288888888888889">
                <text:p>0.288888888888889</text:p>
                <draw:g>
                  <svg:desc>Sheet1.H2:Sheet1.H9</svg:desc>
                </draw:g>
              </table:table-cell>
              <table:table-cell office:value-type="float" office:value="4.45">
                <text:p>4.45</text:p>
                <draw:g>
                  <svg:desc>Sheet1.L2:Sheet1.L9</svg:desc>
                </draw:g>
              </table:table-cell>
            </table:table-row>
            <table:table-row>
              <table:table-cell office:value-type="float" office:value="1495">
                <text:p>1500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0.3">
                <text:p>0.3</text:p>
              </table:table-cell>
              <table:table-cell office:value-type="float" office:value="14.6611111111111">
                <text:p>14.6611111111111</text:p>
              </table:table-cell>
            </table:table-row>
            <table:table-row>
              <table:table-cell office:value-type="float" office:value="1546">
                <text:p>1550</text:p>
              </table:table-cell>
              <table:table-cell office:value-type="float" office:value="2.23888888888889">
                <text:p>2.23888888888889</text:p>
              </table:table-cell>
              <table:table-cell office:value-type="float" office:value="7.05555555555556">
                <text:p>7.05555555555556</text:p>
              </table:table-cell>
              <table:table-cell office:value-type="float" office:value="20.1555555555556">
                <text:p>20.1555555555556</text:p>
              </table:table-cell>
            </table:table-row>
            <table:table-row>
              <table:table-cell office:value-type="float" office:value="1595">
                <text:p>1600</text:p>
              </table:table-cell>
              <table:table-cell office:value-type="float" office:value="4.55555555555556">
                <text:p>4.55555555555556</text:p>
              </table:table-cell>
              <table:table-cell office:value-type="float" office:value="14.8">
                <text:p>14.8</text:p>
              </table:table-cell>
              <table:table-cell office:value-type="float" office:value="23.1833333333333">
                <text:p>23.1833333333333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7.62777777777778">
                <text:p>7.62777777777778</text:p>
              </table:table-cell>
              <table:table-cell office:value-type="float" office:value="21.7055555555556">
                <text:p>21.705555555555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1695">
                <text:p>1700</text:p>
              </table:table-cell>
              <table:table-cell office:value-type="float" office:value="12.9722222222222">
                <text:p>12.9722222222222</text:p>
              </table:table-cell>
              <table:table-cell office:value-type="float" office:value="24.7388888888889">
                <text:p>24.7388888888889</text:p>
              </table:table-cell>
              <table:table-cell office:value-type="float" office:value="26.1333333333333">
                <text:p>26.1333333333333</text:p>
              </table:table-cell>
            </table:table-row>
            <table:table-row>
              <table:table-cell office:value-type="float" office:value="1799">
                <text:p>1800</text:p>
              </table:table-cell>
              <table:table-cell office:value-type="float" office:value="28.2944444444444">
                <text:p>28.2944444444444</text:p>
              </table:table-cell>
              <table:table-cell office:value-type="float" office:value="27.9611111111111">
                <text:p>27.9611111111111</text:p>
              </table:table-cell>
              <table:table-cell office:value-type="float" office:value="27.5166666666667">
                <text:p>27.5166666666667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41.0333333333333">
                <text:p>41.0333333333333</text:p>
              </table:table-cell>
              <table:table-cell office:value-type="float" office:value="29.6277777777778">
                <text:p>29.6277777777778</text:p>
              </table:table-cell>
              <table:table-cell office:value-type="float" office:value="29.8055555555556">
                <text:p>29.80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 draw:opacity-name="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39cm" svg:height="9.143cm" xlink:href=".." xlink:type="simple" chart:class="chart:scatter" chart:style-name="ch1">
        <chart:legend svg:x="10.121cm" svg:y="1.079cm" style:legend-expansion="custom" chartooo:width="5.435cm" chartooo:height="1.596cm" style:legend-expansion-aspect-ratio="3.40538847117794" chart:style-name="ch2"/>
        <chart:plot-area chart:style-name="ch3" table:cell-range-address="Sheet1.H50:Sheet1.H50 Sheet1.D35:Sheet1.M35 Sheet1.C50:Sheet1.C50 Sheet1.D48:Sheet1.M48 Sheet1.I51:Sheet1.Q51" chart:data-source-has-labels="both" svg:x="0.779cm" svg:y="0.868cm" svg:width="15.057cm" svg:height="7.653cm">
          <chartooo:coordinate-region svg:x="1.691cm" svg:y="1.08cm" svg:width="13.865cm" svg:height="6.768cm"/>
          <chart:axis chart:dimension="x" chart:name="primary-x" chart:style-name="ch4" chartooo:axis-type="auto">
            <chart:title svg:x="7.416cm" svg:y="8.556cm" chart:style-name="ch5">
              <text:p>angulo en °</text:p>
            </chart:title>
            <chart:categories table:cell-range-address="Sheet1.H50:Sheet1.H50"/>
          </chart:axis>
          <chart:axis chart:dimension="y" chart:name="primary-y" chart:style-name="ch4">
            <chart:title svg:x="0.001cm" svg:y="6.167cm" chart:style-name="ch6">
              <text:p>coincidencias por s</text:p>
            </chart:title>
            <chart:grid chart:style-name="ch7" chart:class="major"/>
          </chart:axis>
          <chart:series chart:style-name="ch8" chart:values-cell-range-address="Sheet1.D48:Sheet1.M48" chart:label-cell-address="Sheet1.C50:Sheet1.C50" chart:class="chart:scatter">
            <chart:domain table:cell-range-address="Sheet1.D35:Sheet1.M35"/>
            <chart:data-point chart:repeated="10"/>
          </chart:series>
          <chart:series chart:style-name="ch9" chart:values-cell-range-address="Sheet1.I51:Sheet1.Q51" chart:label-cell-address="Sheet1.H50:Sheet1.H50" chart:class="chart:scatter">
            <chart:domain table:cell-range-address="Sheet1.I50:Sheet1.Q5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ciona cos²</text:p>
                <draw:g>
                  <svg:desc>Sheet1.H50:Sheet1.H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D35:Sheet1.M3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numero de coincidencias en dependencia de angulo</text:p>
                <draw:g>
                  <svg:desc>Sheet1.C50:Sheet1.C50</svg:desc>
                </draw:g>
              </table:table-cell>
              <table:table-cell office:value-type="float" office:value="0.124444444444444">
                <text:p>0.124444444444444</text:p>
                <draw:g>
                  <svg:desc>Sheet1.D48:Sheet1.M48</svg:desc>
                </draw:g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142222222222222">
                <text:p>0.142222222222222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0904648526077098">
                <text:p>0.0904648526077098</text:p>
              </table:table-cell>
              <table:table-cell office:value-type="float" office:value="0.069549929676512">
                <text:p>0.069549929676512</text:p>
              </table:table-cell>
              <table:table-cell office:value-type="float" office:value="0.054280658772288">
                <text:p>0.054280658772288</text:p>
              </table:table-cell>
              <table:table-cell office:value-type="float" office:value="0.0182845188284519">
                <text:p>0.0182845188284519</text:p>
              </table:table-cell>
              <table:table-cell office:value-type="float" office:value="0.00141975308641975">
                <text:p>0.00141975308641975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I50:Sheet1.Q5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funciona cos²</text:p>
                <draw:g>
                  <svg:desc>Sheet1.H50:Sheet1.H50</svg:desc>
                </draw:g>
              </table:table-cell>
              <table:table-cell office:value-type="float" office:value="0.14">
                <text:p>0.14</text:p>
                <draw:g>
                  <svg:desc>Sheet1.I51:Sheet1.Q51</svg:desc>
                </draw:g>
              </table:table-cell>
              <table:table-cell office:value-type="float" office:value="0.138936542710855">
                <text:p>0.138936542710855</text:p>
              </table:table-cell>
              <table:table-cell office:value-type="float" office:value="0.135778483455014">
                <text:p>0.135778483455014</text:p>
              </table:table-cell>
              <table:table-cell office:value-type="float" office:value="0.123623111018328">
                <text:p>0.123623111018328</text:p>
              </table:table-cell>
              <table:table-cell office:value-type="float" office:value="0.105">
                <text:p>0.105</text:p>
              </table:table-cell>
              <table:table-cell office:value-type="float" office:value="0.0821553724366851">
                <text:p>0.0821553724366851</text:p>
              </table:table-cell>
              <table:table-cell office:value-type="float" office:value="0.0578446275633149">
                <text:p>0.0578446275633149</text:p>
              </table:table-cell>
              <table:table-cell office:value-type="float" office:value="0.0163768889816716">
                <text:p>0.0163768889816716</text:p>
              </table:table-cell>
              <table:table-cell office:value-type="float" office:value="5.2491592393165E-034">
                <text:p>5.2491592393165E-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65cm" chart:symbol-height="0.26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49cm" xlink:href=".." xlink:type="simple" chart:class="chart:line" chart:style-name="ch1">
        <chart:title svg:x="5.576cm" svg:y="0.314cm" chart:style-name="ch2">
          <text:p>eficiencia de contador 1</text:p>
        </chart:title>
        <chart:plot-area chart:style-name="ch3" table:cell-range-address="Sheet1.B73:Sheet1.G73 Sheet1.C82:Sheet1.G82" chart:data-source-has-labels="both" svg:x="1.358cm" svg:y="1.627cm" svg:width="14.004cm" svg:height="6.136cm">
          <chartooo:coordinate-region svg:x="2.085cm" svg:y="1.84cm" svg:width="13.09cm" svg:height="5.25cm"/>
          <chart:axis chart:dimension="x" chart:name="primary-x" chart:style-name="ch4" chartooo:axis-type="auto">
            <chartooo:date-scale/>
            <chart:title svg:x="7.02cm" svg:y="7.942cm" chart:style-name="ch5">
              <text:p>position (y en cm)</text:p>
            </chart:title>
            <chart:categories table:cell-range-address="Sheet1.C73:Sheet1.G73"/>
          </chart:axis>
          <chart:axis chart:dimension="y" chart:name="primary-y" chart:style-name="ch4">
            <chart:title svg:x="0.451cm" svg:y="5.44cm" chart:style-name="ch6">
              <text:p>eficiencia</text:p>
            </chart:title>
            <chart:grid chart:style-name="ch7" chart:class="major"/>
          </chart:axis>
          <chart:series chart:style-name="ch8" chart:values-cell-range-address="Sheet1.C82:Sheet1.G82" chart:label-cell-address="Sheet1.B73:Sheet1.B7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C73:Sheet1.G7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pos (y en cm)</text:p>
                <draw:g>
                  <svg:desc>Sheet1.B73:Sheet1.B73</svg:desc>
                </draw:g>
              </table:table-cell>
              <table:table-cell office:value-type="float" office:value="0.525111622067772">
                <text:p>0.525111622067772</text:p>
                <draw:g>
                  <svg:desc>Sheet1.C82:Sheet1.G82</svg:desc>
                </draw:g>
              </table:table-cell>
              <table:table-cell office:value-type="float" office:value="0.483551217537349">
                <text:p>0.483551217537349</text:p>
              </table:table-cell>
              <table:table-cell office:value-type="float" office:value="0.433986018487803">
                <text:p>0.433986018487803</text:p>
              </table:table-cell>
              <table:table-cell office:value-type="float" office:value="0.267105801871198">
                <text:p>0.267105801871198</text:p>
              </table:table-cell>
              <table:table-cell office:value-type="float" office:value="0.250221583335235">
                <text:p>0.2502215833352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1cm" xlink:href=".." xlink:type="simple" chart:class="chart:line" chart:style-name="ch1">
        <chart:title svg:x="5.575cm" svg:y="0.315cm" chart:style-name="ch2">
          <text:p>eficiencia de contador 2</text:p>
        </chart:title>
        <chart:plot-area chart:style-name="ch3" table:cell-range-address="Sheet1.B85:Sheet1.J85 Sheet1.C94:Sheet1.J94" chart:data-source-has-labels="both" svg:x="1.358cm" svg:y="1.631cm" svg:width="14.002cm" svg:height="6.143cm">
          <chartooo:coordinate-region svg:x="2.085cm" svg:y="1.844cm" svg:width="13.088cm" svg:height="5.257cm"/>
          <chart:axis chart:dimension="x" chart:name="primary-x" chart:style-name="ch4" chartooo:axis-type="auto">
            <chartooo:date-scale/>
            <chart:title svg:x="7.019cm" svg:y="7.954cm" chart:style-name="ch5">
              <text:p>position (y en cm)</text:p>
            </chart:title>
            <chart:categories table:cell-range-address="Sheet1.C85:Sheet1.J85"/>
          </chart:axis>
          <chart:axis chart:dimension="y" chart:name="primary-y" chart:style-name="ch4">
            <chart:title svg:x="0.451cm" svg:y="5.447cm" chart:style-name="ch6">
              <text:p>eficiencia</text:p>
            </chart:title>
            <chart:grid chart:style-name="ch7" chart:class="major"/>
          </chart:axis>
          <chart:series chart:style-name="ch8" chart:values-cell-range-address="Sheet1.C94:Sheet1.J94" chart:label-cell-address="Sheet1.B85:Sheet1.B8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C85:Sheet1.J8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pos (y en cm)</text:p>
                <draw:g>
                  <svg:desc>Sheet1.B85:Sheet1.B85</svg:desc>
                </draw:g>
              </table:table-cell>
              <table:table-cell office:value-type="float" office:value="0.547632601844532">
                <text:p>0.547632601844532</text:p>
                <draw:g>
                  <svg:desc>Sheet1.C94:Sheet1.J94</svg:desc>
                </draw:g>
              </table:table-cell>
              <table:table-cell office:value-type="float" office:value="0.543289913194539">
                <text:p>0.543289913194539</text:p>
              </table:table-cell>
              <table:table-cell office:value-type="float" office:value="0.492478020392149">
                <text:p>0.492478020392149</text:p>
              </table:table-cell>
              <table:table-cell office:value-type="float" office:value="0.487035818513728">
                <text:p>0.487035818513728</text:p>
              </table:table-cell>
              <table:table-cell office:value-type="float" office:value="0.405590355380136">
                <text:p>0.405590355380136</text:p>
              </table:table-cell>
              <table:table-cell office:value-type="float" office:value="0.385682631300659">
                <text:p>0.385682631300659</text:p>
              </table:table-cell>
              <table:table-cell office:value-type="float" office:value="0.394419571383021">
                <text:p>0.394419571383021</text:p>
              </table:table-cell>
              <table:table-cell office:value-type="float" office:value="0.305909562685499">
                <text:p>0.3059095626854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6cm" xlink:href=".." xlink:type="simple" chart:class="chart:line" chart:style-name="ch1">
        <chart:title svg:x="5.562cm" svg:y="0.316cm" chart:style-name="ch2">
          <text:p>eficiencia de contador 3</text:p>
        </chart:title>
        <chart:plot-area chart:style-name="ch3" table:cell-range-address="Sheet1.D97:Sheet1.M97 Sheet1.D106:Sheet1.M106" chart:data-source-has-labels="row" svg:x="1.357cm" svg:y="1.635cm" svg:width="13.98cm" svg:height="6.183cm">
          <chartooo:coordinate-region svg:x="2.269cm" svg:y="1.847cm" svg:width="12.881cm" svg:height="5.298cm"/>
          <chart:axis chart:dimension="x" chart:name="primary-x" chart:style-name="ch4" chartooo:axis-type="auto">
            <chartooo:date-scale/>
            <chart:title svg:x="7.007cm" svg:y="7.999cm" chart:style-name="ch5">
              <text:p>position (y en cm)</text:p>
            </chart:title>
            <chart:categories table:cell-range-address="Sheet1.D97:Sheet1.M97"/>
          </chart:axis>
          <chart:axis chart:dimension="y" chart:name="primary-y" chart:style-name="ch4">
            <chart:title svg:x="0.451cm" svg:y="5.471cm" chart:style-name="ch6">
              <text:p>eficiencia</text:p>
            </chart:title>
            <chart:grid chart:style-name="ch7" chart:class="major"/>
          </chart:axis>
          <chart:series chart:style-name="ch8" chart:values-cell-range-address="Sheet1.D106:Sheet1.M10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D97:Sheet1.M9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.29688774339147">
                <text:p>0.29688774339147</text:p>
                <draw:g>
                  <svg:desc>Sheet1.D106:Sheet1.M106</svg:desc>
                </draw:g>
              </table:table-cell>
              <table:table-cell office:value-type="float" office:value="0.341384284392852">
                <text:p>0.341384284392852</text:p>
              </table:table-cell>
              <table:table-cell office:value-type="float" office:value="0.343192663589692">
                <text:p>0.343192663589692</text:p>
              </table:table-cell>
              <table:table-cell office:value-type="float" office:value="0.307989611057803">
                <text:p>0.307989611057803</text:p>
              </table:table-cell>
              <table:table-cell office:value-type="float" office:value="0.390117827467013">
                <text:p>0.390117827467013</text:p>
              </table:table-cell>
              <table:table-cell office:value-type="float" office:value="0.307989611057803">
                <text:p>0.307989611057803</text:p>
              </table:table-cell>
              <table:table-cell office:value-type="float" office:value="0.343192663589692">
                <text:p>0.343192663589692</text:p>
              </table:table-cell>
              <table:table-cell office:value-type="float" office:value="0.341384284392852">
                <text:p>0.341384284392852</text:p>
              </table:table-cell>
              <table:table-cell office:value-type="float" office:value="0.29688774339147">
                <text:p>0.29688774339147</text:p>
              </table:table-cell>
              <table:table-cell office:value-type="float" office:value="0.199221706261004">
                <text:p>0.19922170626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